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6D0000035C733957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469cm" svg:height="15.169cm" svg:x="0.131cm" svg:y="0.2cm">
          <draw:image xlink:href="Pictures/100000000000036D0000035C733957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M8S</meta:editing-duration>
    <meta:editing-cycles>4</meta:editing-cycles>
    <meta:generator>OpenOffice/4.0.1$Win32 OpenOffice.org_project/401m5$Build-9714</meta:generator>
    <dc:date>2014-12-04T18:32:08.49</dc:date>
    <dc:creator>Miguel G. Villarreal Cervantes</dc:creator>
    <meta:document-statistic meta:object-count="1"/>
  </office:meta>
</office:document-meta>
</file>